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00000005ADEEB3CF6DB2156F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Verdana" svg:font-family="Verdana, Georgia, 'Times New Roman', Times, serif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ocotoloOSPF" style:family="table">
      <style:table-properties style:width="16cm" table:align="margins" style:shadow="none" fo:keep-with-next="auto" style:may-break-between-rows="true" style:writing-mode="lr-tb" table:border-model="collapsing"/>
    </style:style>
    <style:style style:name="ProcotoloOSPF.A" style:family="table-column">
      <style:table-column-properties style:column-width="8.001cm" style:rel-column-width="32767*"/>
    </style:style>
    <style:style style:name="ProcotoloOSPF.1" style:family="table-row">
      <style:table-row-properties style:min-row-height="2.011cm" fo:keep-together="auto"/>
    </style:style>
    <style:style style:name="ProcotoloOSPF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ProcotoloOSPF.2" style:family="table-row">
      <style:table-row-properties style:min-row-height="8.017cm"/>
    </style:style>
    <style:style style:name="ProcotoloOSPF.A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ProcotoloOSPF.B2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left="0cm" fo:margin-right="0.101cm" fo:text-align="center" style:justify-single-word="false" fo:orphans="2" fo:widows="2" fo:text-indent="0cm" style:auto-text-indent="false" fo:background-color="#ffffff" style:writing-mode="lr-tb">
        <style:tab-stops>
          <style:tab-stop style:position="13.176cm"/>
          <style:tab-stop style:position="13.996cm"/>
        </style:tab-stops>
      </style:paragraph-properties>
      <style:text-properties style:font-name="Spranq eco sans" fo:font-size="9pt" fo:language="none" fo:country="none" style:font-size-asian="9pt" style:language-asian="none" style:country-asian="none" style:font-name-complex="Spranq eco sans" style:font-size-complex="9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Spranq eco sans" fo:font-size="9pt" fo:language="none" fo:country="none" fo:font-weight="bold" style:font-size-asian="9pt" style:language-asian="none" style:country-asian="none" style:font-weight-asian="bold" style:font-name-complex="Spranq eco sans" style:font-size-complex="9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P4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orphans="2" fo:widows="2" fo:text-indent="0cm" style:auto-text-indent="false" fo:background-color="#ffffff" style:writing-mode="lr-tb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Standard">
      <loext:graphic-properties draw:fill="solid" draw:fill-color="#ffffff"/>
      <style:paragraph-properties fo:margin-left="0cm" fo:margin-right="0cm" fo:line-height="150%" fo:text-align="justify" style:justify-single-word="false" fo:orphans="2" fo:widows="2" fo:text-indent="0cm" style:auto-text-indent="false" fo:background-color="#ffffff" style:writing-mode="lr-tb"/>
      <style:text-properties style:font-name="Arial" style:font-name-complex="Arial"/>
    </style:style>
    <style:style style:name="P6" style:family="paragraph" style:parent-style-name="Standard">
      <loext:graphic-properties draw:fill="solid" draw:fill-color="#ffffff"/>
      <style:paragraph-properties fo:margin-left="-0.3cm" fo:margin-right="0.199cm" fo:text-align="center" style:justify-single-word="false" fo:orphans="2" fo:widows="2" fo:text-indent="0.101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.199cm" fo:text-align="end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officeooo:paragraph-rsid="00280c31" style:font-size-asian="10pt" style:font-weight-asian="normal" style:font-name-complex="Tahoma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pt" fo:country="BR" style:text-underline-style="solid" style:text-underline-width="auto" style:text-underline-color="font-color" fo:font-weight="bold" officeooo:rsid="001ef5a1" officeooo:paragraph-rsid="001ef5a1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officeooo:rsid="002c26c2" officeooo:paragraph-rsid="002c26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f770" officeooo:paragraph-rsid="002cf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cf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center" style:justify-single-word="false"/>
    </style:style>
    <style:style style:name="P24" style:family="paragraph" style:parent-style-name="Table_20_Contents">
      <style:paragraph-properties fo:line-height="150%" fo:text-align="center" style:justify-single-word="false"/>
      <style:text-properties officeooo:paragraph-rsid="002cf770"/>
    </style:style>
    <style:style style:name="P25" style:family="paragraph" style:parent-style-name="Table_20_Contents">
      <style:paragraph-properties fo:line-height="150%" fo:text-align="center" style:justify-single-word="false"/>
      <style:text-properties officeooo:paragraph-rsid="002c26c2"/>
    </style:style>
    <style:style style:name="P26" style:family="paragraph" style:parent-style-name="Standard">
      <style:paragraph-properties fo:line-height="150%" fo:text-align="center" style:justify-single-word="false"/>
      <style:text-properties style:font-name="Arial" fo:font-size="15pt" style:text-underline-style="none" fo:font-weight="bold" officeooo:rsid="002b9797" officeooo:paragraph-rsid="002b9797" style:font-size-asian="15pt" style:font-weight-asian="bold" style:font-name-complex="Arial" style:font-size-complex="15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319ea9" officeooo:paragraph-rsid="00319ea9" style:font-size-asian="16pt" style:font-weight-asian="bold" style:font-name-complex="Arial" style:font-size-complex="16pt" style:font-weight-complex="bold"/>
    </style:style>
    <style:style style:name="P28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319ea9" fo:hyphenate="false" fo:hyphenation-remain-char-count="2" fo:hyphenation-push-char-count="2"/>
    </style:style>
    <style:style style:name="P29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officeooo:paragraph-rsid="000149d2" fo:hyphenate="false" fo:hyphenation-remain-char-count="2" fo:hyphenation-push-char-count="2"/>
    </style:style>
    <style:style style:name="P30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officeooo:paragraph-rsid="00319ea9" fo:hyphenate="false" fo:hyphenation-remain-char-count="2" fo:hyphenation-push-char-count="2"/>
    </style:style>
    <style:style style:name="P31" style:family="paragraph" style:parent-style-name="Standard">
      <loext:graphic-properties draw:fill="none" draw:fill-color="#ffffff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ahoma" style:text-underline-style="solid" style:text-underline-width="auto" style:text-underline-color="font-color" fo:font-weight="bold" officeooo:rsid="00319ea9" officeooo:paragraph-rsid="00319ea9" style:font-weight-asian="bold" style:font-weight-complex="bold" fo:hyphenate="false" fo:hyphenation-remain-char-count="2" fo:hyphenation-push-char-count="2"/>
    </style:style>
    <style:style style:name="P32" style:family="paragraph" style:parent-style-name="Standard">
      <loext:graphic-properties draw:fill="none" draw:fill-color="#ffffff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Arial" fo:font-size="12pt" style:text-underline-style="none" fo:font-weight="normal" officeooo:rsid="002c26c2" officeooo:paragraph-rsid="000149d2" style:font-size-asian="10.5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f770" officeooo:paragraph-rsid="002cf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5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222b6" officeooo:paragraph-rsid="003222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officeooo:rsid="00319ea9" officeooo:paragraph-rsid="00319e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 style:list-style-name="L4">
      <style:paragraph-properties fo:margin-top="0.101cm" fo:margin-bottom="0.101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officeooo:rsid="003222b6" officeooo:paragraph-rsid="003222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 style:master-page-name="">
      <style:paragraph-properties style:page-number="auto" fo:break-before="auto" fo:break-after="auto"/>
    </style:style>
    <style:style style:name="T1" style:family="text">
      <style:text-properties officeooo:rsid="001d1f71"/>
    </style:style>
    <style:style style:name="T2" style:family="text">
      <style:text-properties fo:color="#303030" style:font-name="Roboto" fo:font-size="12pt" fo:letter-spacing="normal" fo:font-style="normal" fo:font-weight="normal" style:font-style-asian="normal" style:font-style-complex="normal"/>
    </style:style>
    <style:style style:name="T3" style:family="text">
      <style:text-properties fo:color="#303030" style:font-name="Roboto" fo:letter-spacing="normal"/>
    </style:style>
    <style:style style:name="T4" style:family="text">
      <style:text-properties fo:color="#303030" style:font-name="Roboto" fo:letter-spacing="normal" officeooo:rsid="002cf770"/>
    </style:style>
    <style:style style:name="T5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26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f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c26c2" style:font-style-asian="normal" style:font-style-complex="normal"/>
    </style:style>
    <style:style style:name="T9" style:family="text">
      <style:text-properties officeooo:rsid="002cf770"/>
    </style:style>
    <style:style style:name="T10" style:family="text">
      <style:text-properties fo:font-variant="normal" fo:text-transform="none" fo:color="#303030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303030" style:font-name="Roboto" fo:letter-spacing="normal"/>
    </style:style>
    <style:style style:name="T12" style:family="text">
      <style:text-properties fo:font-variant="normal" fo:text-transform="none" fo:color="#303030" fo:letter-spacing="normal"/>
    </style:style>
    <style:style style:name="T13" style:family="text">
      <style:text-properties fo:font-variant="normal" fo:text-transform="none" fo:color="#298ec8" style:font-name="Roboto" fo:letter-spacing="normal" style:text-underline-style="solid" style:text-underline-width="auto" style:text-underline-color="font-color" fo:background-color="#ffffff" loext:char-shading-value="0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Verdana" fo:font-size="11.25pt" fo:letter-spacing="normal" fo:font-style="normal" fo:text-shadow="none" style:text-underline-style="none" fo:font-weight="normal" officeooo:rsid="002cf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font-variant="normal" fo:text-transform="none" fo:color="#000000" fo:font-size="12pt" fo:letter-spacing="normal" fo:font-style="normal" fo:font-weight="normal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319ea9"/>
    </style:style>
    <style:style style:name="T19" style:family="text">
      <style:text-properties fo:font-variant="normal" fo:text-transform="none" style:font-name="Tahoma" fo:letter-spacing="normal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officeooo:rsid="002cf770"/>
    </style:style>
    <style:style style:name="T22" style:family="text">
      <style:text-properties fo:font-variant="normal" fo:text-transform="none" style:font-name="Verdana" fo:font-size="11.25pt" fo:letter-spacing="normal"/>
    </style:style>
    <style:style style:name="T23" style:family="text">
      <style:text-properties officeooo:rsid="003066f5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bold" officeooo:rsid="003066f5" style:font-weight-asian="bold" style:font-weight-complex="bold"/>
    </style:style>
    <style:style style:name="T26" style:family="text">
      <style:text-properties officeooo:rsid="00319ea9"/>
    </style:style>
    <style:style style:name="T27" style:family="text">
      <style:text-properties fo:font-size="12pt" officeooo:rsid="000ee3fb" style:font-size-asian="12pt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8">Curso Técnico em Redes de Computadores</text:p>
      <text:p text:style-name="P9"/>
      <text:p text:style-name="P11"/>
      <text:p text:style-name="P11"/>
      <text:p text:style-name="P11"/>
      <text:p text:style-name="P11"/>
      <text:p text:style-name="P11"/>
      <text:p text:style-name="P4">Cássio de Albuquerque</text:p>
      <text:p text:style-name="P5"/>
      <text:p text:style-name="P12"/>
      <text:p text:style-name="P12"/>
      <text:p text:style-name="P14"/>
      <text:p text:style-name="P14"/>
      <text:p text:style-name="P27">Interconexão de Red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São Paulo - <text:s/>SP</text:p>
      <text:p text:style-name="P13">202<text:span text:style-name="T1">2</text:span></text:p>
      <text:p text:style-name="P10"/>
      <text:p text:style-name="P4">Cássio de Albuquerque</text:p>
      <text:p text:style-name="P10"><text:soft-page-break/></text:p>
      <text:p text:style-name="P16">Atividade Proposta</text:p>
      <text:p text:style-name="P15"/>
      <text:p text:style-name="P29"><text:span text:style-name="T27">1) </text:span><text:span text:style-name="T17">Em nossa pr</text:span><text:span text:style-name="T18">i</text:span><text:span text:style-name="T17">meira atividade você deve pesquisar no material didático, nas RFCs e documentações dos fabricantes de equipamentos de rede, as vantagens e desvantagens identificadas no uso do Protocolo OSPF</text:span> .</text:p>
      <text:p text:style-name="P29"/>
      <text:p text:style-name="P30"><text:span text:style-name="T26">2) </text:span><text:span text:style-name="T17">Após realizar a pesquisa, você de listá-las em um documento de texto e publicar essa lista neste espaço. Esta atividade deve ser realizada individualmente.</text:span></text:p>
      <text:p text:style-name="P30"/>
      <text:p text:style-name="P31">PROTOCOLO OSPF </text:p>
      <text:p text:style-name="P38"/>
      <table:table table:name="ProcotoloOSPF" table:style-name="ProcotoloOSPF" table:template-name="Mundo azul">
        <table:table-column table:style-name="ProcotoloOSPF.A" table:number-columns-repeated="2"/>
        <table:table-row table:style-name="ProcotoloOSPF.1">
          <table:table-cell table:style-name="ProcotoloOSPF.A1" office:value-type="string">
            <text:p text:style-name="P36"/>
            <text:p text:style-name="P36"/>
            <text:p text:style-name="P36">Vantagens</text:p>
          </table:table-cell>
          <table:table-cell table:style-name="ProcotoloOSPF.A1" office:value-type="string">
            <text:p text:style-name="P36"/>
            <text:p text:style-name="P36"/>
            <text:p text:style-name="P36">Desvantagens</text:p>
          </table:table-cell>
        </table:table-row>
        <table:table-row table:style-name="ProcotoloOSPF.2">
          <table:table-cell table:style-name="ProcotoloOSPF.A2" office:value-type="string">
            <text:list xml:id="list3479735831" text:style-name="L5">
              <text:list-item>
                <text:p text:style-name="P35">Sem limites de “saltos”</text:p>
              </text:list-item>
              <text:list-item>
                <text:p text:style-name="P35">Além de verificar o caminho mais curto, também verifica a largura de banda.</text:p>
              </text:list-item>
              <text:list-item>
                <text:p text:style-name="P35">Convergência rápida.</text:p>
              </text:list-item>
              <text:list-item>
                <text:p text:style-name="P35">VLSM ( múltiplas sub-redes )</text:p>
              </text:list-item>
              <text:list-item>
                <text:p text:style-name="P35">Autenticação</text:p>
              </text:list-item>
              <text:list-item>
                <text:p text:style-name="P35">Segmentação e hierarquia</text:p>
              </text:list-item>
              <text:list-item>
                <text:p text:style-name="P35">Compactação de rotas e agregação.</text:p>
              </text:list-item>
            </text:list>
          </table:table-cell>
          <table:table-cell table:style-name="ProcotoloOSPF.B2" office:value-type="string">
            <text:list xml:id="list4042552350" text:style-name="L4">
              <text:list-item>
                <text:p text:style-name="P37">Complexidade </text:p>
              </text:list-item>
              <text:list-item>
                <text:p text:style-name="P37">Maior necessidade de memória processamento do hardware.</text:p>
              </text:list-item>
            </text:list>
          </table:table-cell>
        </table:table-row>
      </table:table>
      <text:p text:style-name="P28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Verdana" svg:font-family="Verdana, Georgia, 'Times New Roman', Times, serif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5" style:display-name="Mundo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7" style:display-name="Mundo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.101cm" fo:text-align="center" style:justify-single-word="false" fo:orphans="2" fo:widows="2" fo:text-indent="0cm" style:auto-text-indent="false" fo:background-color="#ffffff" style:writing-mode="lr-tb">
        <style:tab-stops>
          <style:tab-stop style:position="13.176cm"/>
          <style:tab-stop style:position="13.996cm"/>
        </style:tab-stops>
      </style:paragraph-properties>
      <style:text-properties style:font-name="Spranq eco sans" fo:font-size="9pt" fo:language="none" fo:country="none" style:font-size-asian="9pt" style:language-asian="none" style:country-asian="none" style:font-name-complex="Spranq eco sans" style:font-size-complex="9pt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Spranq eco sans" fo:font-size="9pt" fo:language="none" fo:country="none" fo:font-weight="bold" style:font-size-asian="9pt" style:language-asian="none" style:country-asian="none" style:font-weight-asian="bold" style:font-name-complex="Spranq eco sans" style:font-size-complex="9pt"/>
    </style:style>
    <style:style style:name="MP3" style:family="paragraph" style:parent-style-name="Standard">
      <loext:graphic-properties draw:fill="solid" draw:fill-color="#ffffff"/>
      <style:paragraph-properties fo:margin-left="-0.3cm" fo:margin-right="0.199cm" fo:text-align="center" style:justify-single-word="false" fo:orphans="2" fo:widows="2" fo:text-indent="0.101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M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style:font-size-asian="10pt" style:font-weight-asian="normal" style:font-name-complex="Tahoma" style:font-size-complex="10pt" style:font-weight-complex="normal"/>
    </style:style>
    <style:style style:name="MP5" style:family="paragraph" style:parent-style-name="Standard">
      <loext:graphic-properties draw:fill="solid" draw:fill-color="#ffffff"/>
      <style:paragraph-properties fo:margin-left="0cm" fo:margin-right="0.199cm" fo:text-align="end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color="#2a6099" style:font-name="Tahoma" fo:font-size="10pt" style:text-underline-style="none" fo:font-weight="normal" officeooo:paragraph-rsid="00280c31" style:font-size-asian="10pt" style:font-weight-asian="normal" style:font-name-complex="Tahoma" style:font-size-complex="10pt" style:font-weight-complex="normal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4.475cm" svg:y="-0.995cm" svg:width="6.059cm" svg:height="1.349cm" draw:z-index="1"><draw:image xlink:href="Pictures/10000000000001900000005ADEEB3CF6DB2156F4.png" xlink:type="simple" xlink:show="embed" xlink:actuate="onLoad" loext:mime-type="image/png"/></draw:frame></text:p>
        <text:p text:style-name="MP2"/>
        <text:p text:style-name="MP3">Escola Senai “Roberto Simonsen”</text:p>
        <text:p text:style-name="MP4">Curso Técnico em Redes de Computadores</text:p>
        <text:p text:style-name="MP4"/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_Outros_Setores_Novo_Brasão</dc:title>
    <meta:creation-date>2017-10-20T14:48:00</meta:creation-date>
    <dc:date>2022-04-04T21:12:32.143000000</dc:date>
    <meta:print-date>1995-11-21T17:41:00</meta:print-date>
    <meta:editing-cycles>62</meta:editing-cycles>
    <meta:editing-duration>P1DT22H24M22S</meta:editing-duration>
    <meta:generator>LibreOffice/6.2.7.1$Windows_X86_64 LibreOffice_project/23edc44b61b830b7d749943e020e96f5a7df63bf</meta:generator>
    <meta:initial-creator>Marcia Sarraf Mercadante</meta:initial-creator>
    <meta:document-statistic meta:table-count="1" meta:image-count="1" meta:object-count="0" meta:page-count="2" meta:paragraph-count="23" meta:word-count="143" meta:character-count="900" meta:non-whitespace-character-count="786"/>
  </office:meta>
</office:document-meta>
</file>